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1cm"/>
    </style:style>
    <style:style style:name="gr2" style:family="graphic" style:parent-style-name="standard">
      <style:graphic-properties svg:stroke-width="0.1cm" svg:stroke-color="#800000" draw:marker-start="ERD_5f_1..N" draw:marker-start-width="1.25cm" draw:marker-end="ERD_5f_1..N" draw:marker-end-width="1.25cm" fo:padding-top="0.175cm" fo:padding-bottom="0.175cm" fo:padding-left="0.3cm" fo:padding-right="0.3cm"/>
    </style:style>
    <style:style style:name="gr3" style:family="graphic" style:parent-style-name="standard">
      <style:graphic-properties svg:stroke-width="0.1cm" svg:stroke-color="#800000" draw:marker-start="ERD_5f_1..N" draw:marker-start-width="1.25cm" draw:marker-end="ERD_5f_0..1" draw:marker-end-width="1.25cm" fo:padding-top="0.175cm" fo:padding-bottom="0.175cm" fo:padding-left="0.3cm" fo:padding-right="0.3cm"/>
    </style:style>
    <style:style style:name="gr4" style:family="graphic" style:parent-style-name="standard">
      <style:graphic-properties svg:stroke-width="0.1cm" svg:stroke-color="#800000" draw:marker-start="ERD_5f_1..N" draw:marker-start-width="1.25cm" draw:marker-end="ERD_5f_0..N" draw:marker-end-width="1.25cm" fo:padding-top="0.175cm" fo:padding-bottom="0.175cm" fo:padding-left="0.3cm" fo:padding-right="0.3cm"/>
    </style:style>
    <style:style style:name="gr5" style:family="graphic" style:parent-style-name="standard">
      <style:graphic-properties svg:stroke-width="0.1cm" svg:stroke-color="#800000" draw:marker-start="ERD_5f_1..1" draw:marker-start-width="1.25cm" draw:marker-end="ERD_5f_1..N" draw:marker-end-width="1.25cm" fo:padding-top="0.175cm" fo:padding-bottom="0.175cm" fo:padding-left="0.3cm" fo:padding-right="0.3cm"/>
    </style:style>
    <style:style style:name="gr6" style:family="graphic" style:parent-style-name="standard">
      <style:graphic-properties svg:stroke-width="0.1cm" svg:stroke-color="#800000" draw:marker-start="ERD_5f_1..1" draw:marker-start-width="1.25cm" draw:marker-end="ERD_5f_0..1" draw:marker-end-width="1.25cm" fo:padding-top="0.175cm" fo:padding-bottom="0.175cm" fo:padding-left="0.3cm" fo:padding-right="0.3cm"/>
    </style:style>
    <style:style style:name="gr7" style:family="graphic" style:parent-style-name="standard">
      <style:graphic-properties svg:stroke-width="0.1cm" svg:stroke-color="#800000" draw:marker-start="ERD_5f_1..1" draw:marker-start-width="1.25cm" draw:marker-end="ERD_5f_0..N" draw:marker-end-width="1.25cm" fo:padding-top="0.175cm" fo:padding-bottom="0.175cm" fo:padding-left="0.3cm" fo:padding-right="0.3cm"/>
    </style:style>
    <style:style style:name="gr8" style:family="graphic" style:parent-style-name="standard">
      <style:graphic-properties svg:stroke-width="0.1cm" svg:stroke-color="#800000" draw:marker-start="ERD_5f_0..N" draw:marker-start-width="1.25cm" draw:marker-end="ERD_5f_1..N" draw:marker-end-width="1.25cm" fo:padding-top="0.175cm" fo:padding-bottom="0.175cm" fo:padding-left="0.3cm" fo:padding-right="0.3cm"/>
    </style:style>
    <style:style style:name="gr9" style:family="graphic" style:parent-style-name="standard">
      <style:graphic-properties svg:stroke-width="0.1cm" svg:stroke-color="#800000" draw:marker-start="ERD_5f_0..N" draw:marker-start-width="1.25cm" draw:marker-end="ERD_5f_0..1" draw:marker-end-width="1.25cm" fo:padding-top="0.175cm" fo:padding-bottom="0.175cm" fo:padding-left="0.3cm" fo:padding-right="0.3cm"/>
    </style:style>
    <style:style style:name="gr10" style:family="graphic" style:parent-style-name="standard">
      <style:graphic-properties svg:stroke-width="0.1cm" svg:stroke-color="#800000" draw:marker-start="ERD_5f_0..N" draw:marker-start-width="1.25cm" draw:marker-end="ERD_5f_0..N" draw:marker-end-width="1.25cm" fo:padding-top="0.175cm" fo:padding-bottom="0.175cm" fo:padding-left="0.3cm" fo:padding-right="0.3cm"/>
    </style:style>
    <style:style style:name="gr11" style:family="graphic" style:parent-style-name="standard">
      <style:graphic-properties svg:stroke-width="0.1cm" svg:stroke-color="#800000" draw:marker-start="" draw:marker-start-width="1.25cm" draw:marker-end="ERD_5f_1..N" draw:marker-end-width="1.25cm" draw:textarea-horizontal-align="center" draw:textarea-vertical-align="middle" fo:padding-top="0.175cm" fo:padding-bottom="0.175cm" fo:padding-left="0.3cm" fo:padding-right="0.3cm"/>
    </style:style>
    <style:style style:name="gr12" style:family="graphic" style:parent-style-name="standard">
      <style:graphic-properties svg:stroke-width="0.1cm" svg:stroke-color="#800000" draw:marker-start="" draw:marker-start-width="1.25cm" draw:marker-end="ERD_5f_0..N" draw:marker-end-width="1.25cm" draw:textarea-horizontal-align="center" draw:textarea-vertical-align="middle" fo:padding-top="0.175cm" fo:padding-bottom="0.175cm" fo:padding-left="0.3cm" fo:padding-right="0.3cm"/>
    </style:style>
    <style:style style:name="gr13" style:family="graphic" style:parent-style-name="standard">
      <style:graphic-properties svg:stroke-width="0.1cm" svg:stroke-color="#800000" draw:marker-start="" draw:marker-start-width="1.25cm" draw:marker-end="ERD_5f_1..1" draw:marker-end-width="1.25cm" draw:textarea-horizontal-align="center" draw:textarea-vertical-align="middle" fo:padding-top="0.175cm" fo:padding-bottom="0.175cm" fo:padding-left="0.3cm" fo:padding-right="0.3cm"/>
    </style:style>
    <style:style style:name="gr14" style:family="graphic" style:parent-style-name="standard">
      <style:graphic-properties draw:textarea-horizontal-align="center" draw:textarea-vertical-align="middle"/>
    </style:style>
    <style:style style:name="gr15" style:family="graphic" style:parent-style-name="standard">
      <style:graphic-properties svg:stroke-width="0.1cm" svg:stroke-color="#800000" draw:marker-start="ERD_5f_1..N" draw:marker-start-width="1.25cm" draw:marker-end="ERD_5f_1..1" draw:marker-end-width="1.25cm" fo:padding-top="0.175cm" fo:padding-bottom="0.175cm" fo:padding-left="0.3cm" fo:padding-right="0.3cm"/>
    </style:style>
    <style:style style:name="gr16" style:family="graphic" style:parent-style-name="standard">
      <style:graphic-properties svg:stroke-width="0.1cm" svg:stroke-color="#800000" draw:marker-start="ERD_5f_1..1" draw:marker-start-width="1.25cm" draw:marker-end="ERD_5f_1..1" draw:marker-end-width="1.25cm" fo:padding-top="0.175cm" fo:padding-bottom="0.175cm" fo:padding-left="0.3cm" fo:padding-right="0.3cm"/>
    </style:style>
    <style:style style:name="gr17" style:family="graphic" style:parent-style-name="standard">
      <style:graphic-properties svg:stroke-width="0.1cm" svg:stroke-color="#800000" draw:marker-start="ERD_5f_0..N" draw:marker-start-width="1.25cm" draw:marker-end="ERD_5f_1..1" draw:marker-end-width="1.25cm" fo:padding-top="0.175cm" fo:padding-bottom="0.175cm" fo:padding-left="0.3cm" fo:padding-right="0.3cm"/>
    </style:style>
    <style:style style:name="gr18" style:family="graphic" style:parent-style-name="standard">
      <style:graphic-properties svg:stroke-width="0.1cm" svg:stroke-color="#800000" draw:marker-start="ERD_5f_0..1" draw:marker-start-width="1.25cm" draw:marker-end="ERD_5f_1..N" draw:marker-end-width="1.25cm" fo:padding-top="0.175cm" fo:padding-bottom="0.175cm" fo:padding-left="0.3cm" fo:padding-right="0.3cm"/>
    </style:style>
    <style:style style:name="gr19" style:family="graphic" style:parent-style-name="standard">
      <style:graphic-properties svg:stroke-width="0.1cm" svg:stroke-color="#800000" draw:marker-start="ERD_5f_0..1" draw:marker-start-width="1.25cm" draw:marker-end="ERD_5f_0..1" draw:marker-end-width="1.25cm" fo:padding-top="0.175cm" fo:padding-bottom="0.175cm" fo:padding-left="0.3cm" fo:padding-right="0.3cm"/>
    </style:style>
    <style:style style:name="gr20" style:family="graphic" style:parent-style-name="standard">
      <style:graphic-properties svg:stroke-width="0.1cm" svg:stroke-color="#800000" draw:marker-start="ERD_5f_0..1" draw:marker-start-width="1.25cm" draw:marker-end="ERD_5f_0..N" draw:marker-end-width="1.25cm" fo:padding-top="0.175cm" fo:padding-bottom="0.175cm" fo:padding-left="0.3cm" fo:padding-right="0.3cm"/>
    </style:style>
    <style:style style:name="gr21" style:family="graphic" style:parent-style-name="standard">
      <style:graphic-properties svg:stroke-width="0.1cm" svg:stroke-color="#800000" draw:marker-start="" draw:marker-start-width="1.25cm" draw:marker-end="ERD_5f_0..1" draw:marker-end-width="1.25cm" draw:textarea-horizontal-align="center" draw:textarea-vertical-align="middle" fo:padding-top="0.175cm" fo:padding-bottom="0.175cm" fo:padding-left="0.3cm" fo:padding-right="0.3cm"/>
    </style:style>
    <style:style style:name="gr22" style:family="graphic" style:parent-style-name="standard">
      <style:graphic-properties svg:stroke-width="0.1cm" svg:stroke-color="#800000" draw:marker-start="ERD_5f_0..1" draw:marker-start-width="1.25cm" draw:marker-end="ERD_5f_1..1" draw:marker-end-width="1.25cm" fo:padding-top="0.175cm" fo:padding-bottom="0.175cm" fo:padding-left="0.3cm" fo:padding-right="0.3cm"/>
    </style:style>
    <style:style style:name="gr23" style:family="graphic" style:parent-style-name="standard">
      <style:graphic-properties svg:stroke-width="0cm" draw:auto-grow-height="false" fo:min-height="0.749cm" fo:min-width="0.499cm" fo:padding-top="0.075cm" fo:padding-bottom="0.075cm" fo:padding-left="0.1cm" fo:padding-right="0.1cm" fo:wrap-option="no-wrap"/>
    </style:style>
    <style:style style:name="gr24" style:family="graphic" style:parent-style-name="standard">
      <style:graphic-properties svg:stroke-width="0.1cm" svg:stroke-color="#800000" draw:marker-start="" draw:marker-start-width="1.25cm" draw:marker-end="" draw:marker-end-width="1.25cm" fo:padding-top="0.175cm" fo:padding-bottom="0.175cm" fo:padding-left="0.3cm" fo:padding-right="0.3cm"/>
    </style:style>
    <style:style style:name="gr25" style:family="graphic" style:parent-style-name="standard">
      <style:graphic-properties draw:stroke="dash" draw:stroke-dash="Fine_20_Dashed"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6" style:family="graphic" style:parent-style-name="standard">
      <style:graphic-properties draw:stroke="none" svg:stroke-color="#000000" draw:fill="none" draw:fill-color="#ffffff" fo:min-height="1.5cm"/>
    </style:style>
    <style:style style:name="gr27" style:family="graphic" style:parent-style-name="standard">
      <style:graphic-properties svg:stroke-width="0cm" draw:fill="solid" draw:fill-color="#c8f2ff" draw:textarea-horizontal-align="left" draw:textarea-vertical-align="top" draw:auto-grow-height="false" fo:padding-top="0.075cm" fo:padding-bottom="0.075cm" fo:padding-left="0.1cm" fo:padding-right="0.1cm"/>
    </style:style>
    <style:style style:name="gr28" style:family="graphic" style:parent-style-name="standard">
      <style:graphic-properties svg:stroke-width="0cm" draw:fill="solid" draw:fill-color="#99ccff" draw:textarea-horizontal-align="justify" draw:textarea-vertical-align="middle" draw:auto-grow-height="false" fo:padding-top="0.075cm" fo:padding-bottom="0.075cm" fo:padding-left="0.1cm" fo:padding-right="0.1cm"/>
    </style:style>
    <style:style style:name="gr29" style:family="graphic" style:parent-style-name="standard">
      <style:graphic-properties svg:stroke-width="0cm" draw:marker-start-width="0.2cm" draw:marker-end-width="0.2cm" draw:fill="solid" draw:fill-color="#94bd5e" draw:textarea-horizontal-align="left" draw:textarea-vertical-align="top" draw:auto-grow-height="false" fo:padding-top="0.075cm" fo:padding-bottom="0.075cm" fo:padding-left="0.1cm" fo:padding-right="0.1cm"/>
    </style:style>
    <style:style style:name="gr30" style:family="graphic" style:parent-style-name="standard">
      <style:graphic-properties svg:stroke-width="0.1cm" svg:stroke-color="#800000" draw:marker-start="EmpArr" draw:marker-start-width="1.25cm" draw:marker-end-width="1.25cm" draw:textarea-horizontal-align="center" draw:textarea-vertical-align="middle" fo:padding-top="0.175cm" fo:padding-bottom="0.175cm" fo:padding-left="0.3cm" fo:padding-right="0.3cm"/>
    </style:style>
    <style:style style:name="gr31" style:family="graphic" style:parent-style-name="standard">
      <style:graphic-properties draw:stroke="dash" draw:stroke-dash="Line_20_Style_20_1" svg:stroke-width="0.1cm" svg:stroke-color="#800000" draw:marker-start="Arrowheads_20_1" draw:marker-start-width="0.75cm" draw:marker-end-width="1.25cm" draw:textarea-horizontal-align="center" draw:textarea-vertical-align="middle" fo:padding-top="0.175cm" fo:padding-bottom="0.175cm" fo:padding-left="0.3cm" fo:padding-right="0.3cm"/>
    </style:style>
    <style:style style:name="gr32" style:family="graphic" style:parent-style-name="standard">
      <style:graphic-properties draw:stroke="dash" draw:stroke-dash="Line_20_Style_20_1" svg:stroke-width="0.1cm" svg:stroke-color="#800000" draw:marker-start="EmpArr" draw:marker-start-width="1.25cm" draw:marker-end-width="1.25cm" draw:textarea-horizontal-align="center" draw:textarea-vertical-align="middle" fo:padding-top="0.175cm" fo:padding-bottom="0.175cm" fo:padding-left="0.3cm" fo:padding-right="0.3cm"/>
    </style:style>
    <style:style style:name="gr33" style:family="graphic" style:parent-style-name="standard">
      <style:graphic-properties svg:stroke-width="0.1cm" svg:stroke-color="#800000" draw:marker-start="Romb" draw:marker-start-width="0.95cm" draw:marker-end-width="1.25cm" draw:textarea-horizontal-align="center" draw:textarea-vertical-align="middle" fo:padding-top="0.175cm" fo:padding-bottom="0.175cm" fo:padding-left="0.3cm" fo:padding-right="0.3cm"/>
    </style:style>
    <style:style style:name="gr34" style:family="graphic" style:parent-style-name="standard">
      <style:graphic-properties svg:stroke-width="0.1cm" svg:stroke-color="#800000" draw:marker-start="" draw:marker-start-width="1.25cm" draw:marker-end="LineArrow_5f_0.75" draw:marker-end-width="0.75cm" fo:padding-top="0.175cm" fo:padding-bottom="0.175cm" fo:padding-left="0.3cm" fo:padding-right="0.3cm"/>
    </style:style>
    <style:style style:name="gr35" style:family="graphic" style:parent-style-name="standard">
      <style:graphic-properties svg:stroke-width="0cm" svg:stroke-color="#000000" draw:fill="solid" draw:fill-color="#0099ff" draw:auto-grow-height="false" fo:min-height="2.169cm" fo:min-width="5.336cm" fo:padding-top="0.075cm" fo:padding-bottom="0.075cm" fo:padding-left="0.1cm" fo:padding-right="0.1cm"/>
    </style:style>
    <style:style style:name="gr36" style:family="graphic" style:parent-style-name="standard">
      <style:graphic-properties svg:stroke-width="0.1cm" svg:stroke-color="#800000" draw:marker-start="Arrowheads_20_4" draw:marker-start-width="1.85cm" draw:marker-start-center="true" draw:marker-end="" draw:marker-end-width="1.25cm" fo:padding-top="0.175cm" fo:padding-bottom="0.175cm" fo:padding-left="0.3cm" fo:padding-right="0.3cm"/>
    </style:style>
    <style:style style:name="gr37" style:family="graphic" style:parent-style-name="standard">
      <style:graphic-properties svg:stroke-width="0cm" draw:fill="solid" draw:fill-color="#b3b300" draw:textarea-horizontal-align="justify" draw:textarea-vertical-align="middle" draw:auto-grow-height="false" fo:padding-top="0.075cm" fo:padding-bottom="0.075cm" fo:padding-left="0.1cm" fo:padding-right="0.1cm"/>
    </style:style>
    <style:style style:name="gr38" style:family="graphic" style:parent-style-name="standard">
      <style:graphic-properties svg:stroke-width="0.1cm" svg:stroke-color="#800000" draw:marker-start="Arrowheads_20_2" draw:marker-start-width="0.95cm" draw:marker-end-width="1.25cm" draw:textarea-horizontal-align="center" draw:textarea-vertical-align="middle" fo:padding-top="0.175cm" fo:padding-bottom="0.175cm" fo:padding-left="0.3cm" fo:padding-right="0.3cm"/>
    </style:style>
    <style:style style:name="gr39" style:family="graphic" style:parent-style-name="standard">
      <style:graphic-properties svg:stroke-width="0cm" draw:fill="solid" draw:fill-color="#ffffcc" draw:textarea-horizontal-align="justify" draw:textarea-vertical-align="middle" draw:auto-grow-height="false" fo:padding-top="0.075cm" fo:padding-bottom="0.075cm" fo:padding-left="0.1cm" fo:padding-right="0.1cm" fo:wrap-option="no-wrap"/>
    </style:style>
    <style:style style:name="gr40" style:family="graphic" style:parent-style-name="standard">
      <style:graphic-properties svg:stroke-width="0cm" draw:fill="solid" draw:fill-color="#c0c0c0" draw:textarea-horizontal-align="justify" draw:textarea-vertical-align="middle" draw:auto-grow-height="false" fo:padding-top="0.075cm" fo:padding-bottom="0.075cm" fo:padding-left="0.1cm" fo:padding-right="0.1cm"/>
    </style:style>
    <style:style style:name="gr41" style:family="graphic" style:parent-style-name="standard">
      <style:graphic-properties svg:stroke-width="0.1cm" svg:stroke-color="#ff0000" draw:marker-start="" draw:marker-start-width="1.25cm" draw:marker-end="Arrowheads_20_3" draw:marker-end-width="1.25cm" fo:padding-top="0.175cm" fo:padding-bottom="0.175cm" fo:padding-left="0.3cm" fo:padding-right="0.3cm"/>
    </style:style>
    <style:style style:name="gr42" style:family="graphic" style:parent-style-name="standard">
      <style:graphic-properties svg:stroke-width="0.1cm" svg:stroke-color="#800000" draw:marker-start="ERD_5f_0..0" draw:marker-start-width="1.25cm" draw:marker-end="ERD_5f_1..N" draw:marker-end-width="1.25cm" fo:padding-top="0.175cm" fo:padding-bottom="0.175cm" fo:padding-left="0.3cm" fo:padding-right="0.3cm"/>
    </style:style>
    <style:style style:name="gr43" style:family="graphic" style:parent-style-name="standard">
      <style:graphic-properties svg:stroke-width="0.1cm" svg:stroke-color="#800000" draw:marker-start="" draw:marker-start-width="1.25cm" draw:marker-end="ERD_5f_0..0" draw:marker-end-width="1.25cm" draw:textarea-horizontal-align="center" draw:textarea-vertical-align="middle" fo:padding-top="0.175cm" fo:padding-bottom="0.175cm" fo:padding-left="0.3cm" fo:padding-right="0.3cm"/>
    </style:style>
    <style:style style:name="gr44" style:family="graphic" style:parent-style-name="standard">
      <style:graphic-properties draw:stroke="dash" draw:stroke-dash="Line_20_Style_20_1" svg:stroke-width="0cm" draw:fill="solid" draw:fill-color="#99ccff" draw:textarea-horizontal-align="justify" draw:textarea-vertical-align="middle" draw:auto-grow-height="false" fo:padding-top="0.075cm" fo:padding-bottom="0.075cm" fo:padding-left="0.1cm" fo:padding-right="0.1cm"/>
    </style:style>
    <style:style style:name="gr45" style:family="graphic" style:parent-style-name="standard">
      <style:graphic-properties draw:marker-start="" draw:marker-end=""/>
    </style:style>
    <style:style style:name="gr46" style:family="graphic" style:parent-style-name="standard">
      <style:graphic-properties svg:stroke-width="0cm" draw:fill="solid" draw:fill-color="#00dcff" draw:textarea-horizontal-align="left" draw:textarea-vertical-align="top" draw:auto-grow-height="false" fo:padding-top="0.075cm" fo:padding-bottom="0.075cm" fo:padding-left="0.1cm" fo:padding-right="0.1cm"/>
    </style:style>
    <style:style style:name="gr47" style:family="graphic" style:parent-style-name="standard">
      <style:graphic-properties svg:stroke-width="0cm" draw:fill="solid" draw:fill-color="#0047ff" draw:textarea-horizontal-align="justify" draw:textarea-vertical-align="middle" draw:auto-grow-height="false" fo:padding-top="0.075cm" fo:padding-bottom="0.075cm" fo:padding-left="0.1cm" fo:padding-right="0.1cm"/>
    </style:style>
    <style:style style:name="gr48" style:family="graphic" style:parent-style-name="standard">
      <style:graphic-properties svg:stroke-width="0cm" draw:fill="solid" draw:fill-color="#ffaaa5" draw:textarea-horizontal-align="justify" draw:textarea-vertical-align="middle" draw:auto-grow-height="false" fo:padding-top="0.075cm" fo:padding-bottom="0.075cm" fo:padding-left="0.1cm" fo:padding-right="0.1cm"/>
    </style:style>
    <style:style style:name="gr49" style:family="graphic" style:parent-style-name="standard">
      <style:graphic-properties svg:stroke-width="0.1cm" svg:stroke-color="#ff0000" draw:marker-start-width="0.35cm" draw:marker-end-width="0.35cm" draw:fill="solid" draw:fill-color="#ffaaa5" draw:textarea-horizontal-align="justify" draw:textarea-vertical-align="middle" draw:auto-grow-height="false" fo:padding-top="0.125cm" fo:padding-bottom="0.125cm" fo:padding-left="0.15cm" fo:padding-right="0.15cm"/>
    </style:style>
    <style:style style:name="gr50" style:family="graphic" style:parent-style-name="standard">
      <style:graphic-properties svg:stroke-width="0cm" svg:stroke-color="#800000" draw:fill="solid" draw:fill-color="#800000" draw:auto-grow-height="false" fo:min-height="2.169cm" fo:min-width="5.336cm" fo:padding-top="0.075cm" fo:padding-bottom="0.075cm" fo:padding-left="0.1cm" fo:padding-right="0.1cm" style:protect="size"/>
    </style:style>
    <style:style style:name="gr51" style:family="graphic" style:parent-style-name="standard">
      <style:graphic-properties draw:fill="solid" draw:fill-color="#00cccc" draw:textarea-vertical-align="middle" draw:auto-grow-height="false" fo:min-height="0.749cm" fo:min-width="0.499cm"/>
    </style:style>
    <style:style style:name="P1" style:family="paragraph">
      <style:paragraph-properties fo:text-align="center"/>
    </style:style>
    <style:style style:name="P2" style:family="paragraph">
      <style:paragraph-properties fo:text-align="center"/>
      <style:text-properties fo:font-family="'Courier New'" style:font-family-generic="modern" style:font-pitch="fixed" fo:font-weight="bold" style:font-weight-asian="bold" style:font-weight-complex="bold"/>
    </style:style>
    <style:style style:name="P3" style:family="paragraph">
      <style:text-properties fo:color="#0000ff" fo:font-size="24pt" fo:font-weight="bold" style:font-size-asian="24pt" style:font-weight-asian="bold" style:font-size-complex="24pt" style:font-weight-complex="bold"/>
    </style:style>
    <style:style style:name="P4" style:family="paragraph">
      <style:paragraph-properties fo:margin-left="1.5cm" fo:margin-right="0cm" fo:text-indent="-1.3cm"/>
    </style:style>
    <style:style style:name="P5" style:family="paragraph">
      <style:paragraph-properties fo:margin-left="1.5cm" fo:margin-right="0cm" fo:text-align="center" fo:text-indent="-1.3cm"/>
    </style:style>
    <style:style style:name="P6" style:family="paragraph">
      <style:paragraph-properties fo:margin-left="1.3cm" fo:margin-right="0cm" fo:text-indent="-1.3cm"/>
    </style:style>
    <style:style style:name="P7" style:family="paragraph">
      <style:paragraph-properties fo:margin-left="1.3cm" fo:margin-right="0cm" fo:text-align="center" fo:text-indent="-1.3cm"/>
      <style:text-properties fo:font-style="normal" fo:font-weight="normal" style:font-style-asian="normal" style:font-weight-asian="normal" style:font-style-complex="normal" style:font-weight-complex="normal"/>
    </style:style>
    <style:style style:name="P8" style:family="paragraph">
      <style:paragraph-properties fo:margin-left="1.5cm" fo:margin-right="0cm" fo:text-align="start" fo:text-indent="-1.3cm"/>
    </style:style>
    <style:style style:name="P9" style:family="paragraph">
      <style:paragraph-properties fo:text-align="center"/>
      <style:text-properties fo:font-family="'Courier New'" style:font-family-generic="modern" style:font-pitch="fixed" fo:font-size="18pt" fo:font-weight="bold" style:font-size-asian="18pt" style:font-weight-asian="bold" style:font-size-complex="18pt" style:font-weight-complex="bold"/>
    </style:style>
    <style:style style:name="P10" style:family="paragraph">
      <style:paragraph-properties fo:text-align="center"/>
      <style:text-properties fo:font-weight="bold" style:font-weight-asian="bold" style:font-weight-complex="bold"/>
    </style:style>
    <style:style style:name="P11" style:family="paragraph">
      <style:paragraph-properties fo:text-align="center"/>
      <style:text-properties fo:font-family="'Courier New'" style:font-family-generic="modern" style:font-pitch="fixed" fo:font-size="16pt" fo:font-weight="bold" style:font-size-asian="16pt" style:font-weight-asian="bold" style:font-size-complex="16pt" style:font-weight-complex="bold"/>
    </style:style>
    <style:style style:name="P12" style:family="paragraph">
      <style:paragraph-properties fo:text-align="start"/>
    </style:style>
    <style:style style:name="P13" style:family="paragraph">
      <style:paragraph-properties fo:text-align="center"/>
      <style:text-properties fo:color="#ffffff"/>
    </style:style>
    <style:style style:name="P14" style:family="paragraph">
      <style:paragraph-properties fo:text-align="center"/>
      <style:text-properties fo:font-style="italic" style:font-style-asian="italic" style:font-style-complex="italic"/>
    </style:style>
    <style:style style:name="T1" style:family="text">
      <style:text-properties fo:font-family="'Courier New'" style:font-family-generic="modern" style:font-pitch="fixed" fo:font-weight="bold" style:font-weight-asian="bold"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color="#0000ff" fo:font-size="24pt" fo:font-weight="bold" style:font-size-asian="24pt" style:font-weight-asian="bold" style:font-size-complex="24pt" style:font-weight-complex="bold"/>
    </style:style>
    <style:style style:name="T4" style:family="text">
      <style:text-properties fo:color="#000000" fo:font-family="'Courier New'" style:font-family-generic="modern" style:font-pitch="fixed" fo:font-size="18pt" fo:language="en" fo:country="US" fo:font-style="normal"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style>
    <style:style style:name="T5" style:family="text">
      <style:text-properties fo:color="#000000" fo:font-family="'Courier New'" style:font-family-generic="modern" style:font-pitch="fixed" fo:font-size="18pt" fo:language="en" fo:country="US" fo:font-style="normal" fo:font-weight="normal" style:font-family-asian="'Courier New'" style:font-family-generic-asian="modern" style:font-pitch-asian="fixed" style:font-size-asian="18pt" style:font-style-asian="normal" style:font-weight-asian="normal" style:font-family-complex="'Courier New'" style:font-family-generic-complex="modern" style:font-pitch-complex="fixed" style:font-size-complex="18pt" style:font-style-complex="normal" style:font-weight-complex="normal"/>
    </style:style>
    <style:style style:name="T6" style:family="text">
      <style:text-properties fo:font-family="'Courier New'" style:font-family-generic="modern" style:font-pitch="fixed" fo:font-size="18pt" fo:font-weight="bold" style:font-size-asian="18pt" style:font-weight-asian="bold" style:font-size-complex="18pt" style:font-weight-complex="bold"/>
    </style:style>
    <style:style style:name="T7" style:family="text">
      <style:text-properties fo:font-family="'Courier New'" style:font-family-generic="modern" style:font-pitch="fixed" fo:font-size="18pt" style:font-size-asian="18pt" style:font-size-complex="18pt"/>
    </style:style>
    <style:style style:name="T8" style:family="text">
      <style:text-properties fo:font-weight="bold" style:font-weight-asian="bold" style:font-weight-complex="bold"/>
    </style:style>
    <style:style style:name="T9" style:family="text">
      <style:text-properties fo:font-family="'Courier New'" style:font-family-generic="modern" style:font-pitch="fixed" fo:font-size="16pt" fo:font-weight="bold" style:font-size-asian="16pt" style:font-weight-asian="bold" style:font-size-complex="16pt" style:font-weight-complex="bold"/>
    </style:style>
    <style:style style:name="T10" style:family="text">
      <style:text-properties fo:color="#ffffff" fo:font-family="'Courier New'" style:font-family-generic="modern" style:font-pitch="fixed" fo:font-size="18pt" fo:font-weight="bold" style:font-size-asian="18pt" style:font-weight-asian="bold" style:font-size-complex="18pt"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WorkTemplate1">
        <draw:frame draw:style-name="gr1" draw:text-style-name="P2" draw:layer="layout" svg:width="4.986cm" svg:height="1.691cm" svg:x="23.415cm" svg:y="61.39cm">
          <draw:text-box>
            <text:p text:style-name="P1"><text:span text:style-name="T1">association name</text:span></text:p>
          </draw:text-box>
        </draw:frame>
        <draw:frame draw:style-name="gr1" draw:layer="layout" svg:width="7.5cm" svg:height="1.847cm" svg:x="15.531cm" svg:y="40.153cm">
          <draw:text-box>
            <text:p><text:span text:style-name="T2">Legend</text:span></text:p>
          </draw:text-box>
        </draw:frame>
        <draw:connector draw:style-name="gr2" draw:layer="layout" svg:x1="55.73cm" svg:y1="46cm" svg:x2="62.693cm" svg:y2="46cm" svg:d="m55730 46000h6963">
          <text:p/>
        </draw:connector>
        <draw:connector draw:style-name="gr3" draw:layer="layout" svg:x1="55.73cm" svg:y1="50.3cm" svg:x2="62.693cm" svg:y2="50.3cm" svg:d="m55730 50300h6963">
          <text:p/>
        </draw:connector>
        <draw:connector draw:style-name="gr4" draw:layer="layout" svg:x1="55.73cm" svg:y1="47.5cm" svg:x2="62.693cm" svg:y2="47.5cm" svg:d="m55730 47500h6963">
          <text:p/>
        </draw:connector>
        <draw:connector draw:style-name="gr5" draw:layer="layout" svg:x1="71.53cm" svg:y1="46cm" svg:x2="78.53cm" svg:y2="46cm" svg:d="m71530 46000h7000">
          <text:p/>
        </draw:connector>
        <draw:connector draw:style-name="gr6" draw:layer="layout" svg:x1="71.53cm" svg:y1="50.3cm" svg:x2="78.53cm" svg:y2="50.3cm" svg:d="m71530 50300h7000">
          <text:p/>
        </draw:connector>
        <draw:connector draw:style-name="gr7" draw:layer="layout" svg:x1="71.53cm" svg:y1="47.5cm" svg:x2="78.53cm" svg:y2="47.5cm" svg:d="m71530 47500h7000">
          <text:p/>
        </draw:connector>
        <draw:connector draw:style-name="gr8" draw:layer="layout" svg:x1="63.73cm" svg:y1="46cm" svg:x2="70.693cm" svg:y2="46cm" svg:d="m63730 46000h6963">
          <text:p/>
        </draw:connector>
        <draw:connector draw:style-name="gr9" draw:layer="layout" svg:x1="63.73cm" svg:y1="50.3cm" svg:x2="70.693cm" svg:y2="50.3cm" svg:d="m63730 50300h6963">
          <text:p/>
        </draw:connector>
        <draw:connector draw:style-name="gr10" draw:layer="layout" svg:x1="63.73cm" svg:y1="47.5cm" svg:x2="70.693cm" svg:y2="47.5cm" svg:d="m63730 47500h6963">
          <text:p/>
        </draw:connector>
        <draw:connector draw:style-name="gr11" draw:text-style-name="P1" draw:layer="layout" svg:x1="58.23cm" svg:y1="53.601cm" svg:x2="55.755cm" svg:y2="53.601cm" svg:d="m58230 53601h-2475">
          <text:p/>
        </draw:connector>
        <draw:connector draw:style-name="gr12" draw:text-style-name="P1" draw:layer="layout" svg:x1="65.32cm" svg:y1="53.601cm" svg:x2="62.845cm" svg:y2="53.601cm" svg:d="m65320 53601h-2475">
          <text:p/>
        </draw:connector>
        <draw:connector draw:style-name="gr13" draw:text-style-name="P1" draw:layer="layout" svg:x1="72.41cm" svg:y1="53.601cm" svg:x2="69.935cm" svg:y2="53.601cm" svg:d="m72410 53601h-2475">
          <text:p/>
        </draw:connector>
        <draw:line draw:style-name="gr14" draw:text-style-name="P1" draw:layer="layout" svg:x1="55.03cm" svg:y1="51.7cm" svg:x2="87.03cm" svg:y2="51.7cm">
          <text:p/>
        </draw:line>
        <draw:connector draw:style-name="gr15" draw:layer="layout" svg:x1="55.73cm" svg:y1="48.935cm" svg:x2="62.693cm" svg:y2="48.935cm" svg:d="m55730 48935h6963">
          <text:p/>
        </draw:connector>
        <draw:connector draw:style-name="gr16" draw:layer="layout" svg:x1="71.53cm" svg:y1="48.935cm" svg:x2="78.53cm" svg:y2="48.935cm" svg:d="m71530 48935h7000">
          <text:p/>
        </draw:connector>
        <draw:connector draw:style-name="gr17" draw:layer="layout" svg:x1="63.73cm" svg:y1="48.935cm" svg:x2="70.693cm" svg:y2="48.935cm" svg:d="m63730 48935h6963">
          <text:p/>
        </draw:connector>
        <draw:connector draw:style-name="gr18" draw:layer="layout" svg:x1="79.306cm" svg:y1="46cm" svg:x2="86.306cm" svg:y2="46cm" svg:d="m79306 46000h7000">
          <text:p/>
        </draw:connector>
        <draw:connector draw:style-name="gr19" draw:layer="layout" svg:x1="79.306cm" svg:y1="50.3cm" svg:x2="86.306cm" svg:y2="50.3cm" svg:d="m79306 50300h7000">
          <text:p/>
        </draw:connector>
        <draw:connector draw:style-name="gr20" draw:layer="layout" svg:x1="79.306cm" svg:y1="47.5cm" svg:x2="86.306cm" svg:y2="47.5cm" svg:d="m79306 47500h7000">
          <text:p/>
        </draw:connector>
        <draw:connector draw:style-name="gr21" draw:text-style-name="P1" draw:layer="layout" svg:x1="79.5cm" svg:y1="53.601cm" svg:x2="77.025cm" svg:y2="53.601cm" svg:d="m79500 53601h-2475">
          <text:p/>
        </draw:connector>
        <draw:connector draw:style-name="gr22" draw:layer="layout" svg:x1="79.306cm" svg:y1="48.935cm" svg:x2="86.306cm" svg:y2="48.935cm" svg:d="m79306 48935h7000">
          <text:p/>
        </draw:connector>
        <draw:custom-shape draw:style-name="gr23" draw:layer="layout" svg:width="79.501cm" svg:height="38.5cm" svg:x="11.499cm" svg:y="36.5cm">
          <text:p/>
          <draw:enhanced-geometry svg:viewBox="0 0 21600 21600" draw:mirror-horizontal="true" draw:mirror-vertical="true"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onnector draw:style-name="gr24" draw:layer="layout" svg:x1="55.611cm" svg:y1="44.442cm" svg:x2="62.411cm" svg:y2="44.442cm" svg:d="m55611 44442h6800">
          <text:p/>
        </draw:connector>
        <draw:connector draw:style-name="gr24" draw:layer="layout" svg:x1="21.54cm" svg:y1="62.952cm" svg:x2="30.04cm" svg:y2="62.952cm" draw:start-shape="id1" draw:start-glue-point="1" draw:end-shape="id2" draw:end-glue-point="3" svg:d="m21540 62952h8500">
          <text:p/>
        </draw:connector>
        <draw:polyline draw:style-name="gr25" draw:text-style-name="P1" draw:layer="layout" svg:width="12.499cm" svg:height="3.499cm" svg:x="73.531cm" svg:y="41cm" svg:viewBox="0 0 12500 3500" draw:points="0,194 12500,194 12500,3500 321,3500 321,0">
          <text:p/>
        </draw:polyline>
        <draw:frame draw:style-name="gr26" draw:text-style-name="P3" draw:layer="layout" svg:width="11cm" svg:height="1.75cm" svg:x="74.531cm" svg:y="42.25cm">
          <draw:text-box>
            <text:p><text:span text:style-name="T3">Package: [pkg-name]</text:span></text:p>
          </draw:text-box>
        </draw:frame>
        <draw:custom-shape draw:style-name="gr27" draw:text-style-name="P5" draw:layer="layout" svg:width="16.024cm" svg:height="4cm" svg:x="17.516cm" svg:y="44.702cm">
          <draw:glue-point draw:id="4" svg:x="3.751cm" svg:y="5cm"/>
          <draw:glue-point draw:id="5" svg:x="2.503cm" svg:y="5cm"/>
          <draw:glue-point draw:id="6" svg:x="1.255cm" svg:y="5cm"/>
          <draw:glue-point draw:id="7" svg:x="-1.24cm" svg:y="5cm"/>
          <draw:glue-point draw:id="8" svg:x="-2.488cm" svg:y="5cm"/>
          <draw:glue-point draw:id="9" svg:x="-3.736cm" svg:y="5cm"/>
          <draw:glue-point draw:id="10" svg:x="-4.985cm" svg:y="2.5cm"/>
          <draw:glue-point draw:id="11" svg:x="-4.985cm" svg:y="-2.5cm"/>
          <draw:glue-point draw:id="12" svg:x="5cm" svg:y="-2.5cm"/>
          <draw:glue-point draw:id="13" svg:x="5cm" svg:y="2.5cm"/>
          <text:p text:style-name="P4"><text:span text:style-name="T4">public_attribute: type = initial_value</text:span></text:p>
          <text:p text:style-name="P4"><text:span text:style-name="T4">protected_attribute</text:span></text:p>
          <text:p text:style-name="P4"><text:span text:style-name="T4">private_attribute</text:span></text:p>
          <text:p text:style-name="P4"><text:span text:style-name="T4">package_attribute</text:span></text:p>
          <text:p text:style-name="P4"><text:span text:style-name="T4">&lt;&lt;stereotype&gt;&gt; some_attribute</text:span></text:p>
          <draw:enhanced-geometry svg:viewBox="0 0 21600 21600" draw:type="rectangle" draw:enhanced-path="M 0 0 L 21600 0 21600 21600 0 21600 0 0 Z N"/>
        </draw:custom-shape>
        <draw:custom-shape draw:style-name="gr27" draw:text-style-name="P7" draw:layer="layout" svg:width="1cm" svg:height="4cm" svg:x="33.54cm" svg:y="44.702cm">
          <draw:glue-point draw:id="4" svg:x="5cm" svg:y="-2.5cm"/>
          <draw:glue-point draw:id="5" svg:x="5cm" svg:y="2.5cm"/>
          <text:p text:style-name="P6"><text:span text:style-name="T5">+</text:span></text:p>
          <text:p text:style-name="P6"><text:span text:style-name="T5">#</text:span></text:p>
          <text:p text:style-name="P6"><text:span text:style-name="T5">-</text:span></text:p>
          <text:p text:style-name="P6"><text:span text:style-name="T5">~</text:span></text:p>
          <text:p text:style-name="P6"><text:span text:style-name="T5"/></text:p>
          <draw:enhanced-geometry svg:viewBox="0 0 21600 21600" draw:type="rectangle" draw:enhanced-path="M 0 0 L 21600 0 21600 21600 0 21600 0 0 Z N"/>
        </draw:custom-shape>
        <draw:custom-shape draw:style-name="gr28" draw:text-style-name="P1" draw:layer="layout" svg:width="16cm" svg:height="2cm" svg:x="17.54cm" svg:y="42.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text:span></text:p>
          <draw:enhanced-geometry svg:viewBox="0 0 21600 21600" draw:type="rectangle" draw:enhanced-path="M 0 0 L 21600 0 21600 21600 0 21600 0 0 Z N"/>
        </draw:custom-shape>
        <draw:custom-shape draw:style-name="gr29" draw:text-style-name="P8" draw:layer="layout" svg:width="8cm" svg:height="4cm" svg:x="37.04cm" svg:y="40.202cm">
          <draw:glue-point draw:id="4" svg:x="-5cm" svg:y="-2.5cm"/>
          <draw:glue-point draw:id="5" svg:x="-5cm" svg:y="2.5cm"/>
          <draw:glue-point draw:id="6" svg:x="5cm" svg:y="2.5cm"/>
          <draw:glue-point draw:id="7" svg:x="5cm" svg:y="-2.5cm"/>
          <draw:glue-point draw:id="8" svg:x="-2.5cm" svg:y="5cm"/>
          <draw:glue-point draw:id="9" svg:x="2.5cm" svg:y="5cm"/>
          <draw:glue-point draw:id="10" svg:x="-2.5cm" svg:y="-5cm"/>
          <draw:glue-point draw:id="11" svg:x="2.5cm" svg:y="-5cm"/>
          <text:p text:style-name="P8"><text:span text:style-name="T4">Enum name</text:span></text:p>
          <text:p text:style-name="P8"><text:span text:style-name="T7"/></text:p>
          <text:p text:style-name="P8"><text:span text:style-name="T7">Literals...</text:span></text:p>
          <draw:enhanced-geometry svg:viewBox="0 0 21600 21600" draw:mirror-horizontal="false" draw:mirror-vertical="false" draw:type="rectangle" draw:enhanced-path="M 0 0 L 21600 0 21600 21600 0 21600 0 0 Z N"/>
        </draw:custom-shape>
        <draw:connector draw:style-name="gr30" draw:text-style-name="P1" draw:layer="layout" svg:x1="41.29cm" svg:y1="46.702cm" svg:x2="41.29cm" svg:y2="49.202cm" draw:start-shape="id3" draw:start-glue-point="2" draw:end-shape="id4" draw:end-glue-point="0" svg:d="m41290 46702v2500">
          <text:p/>
        </draw:connector>
        <draw:custom-shape draw:style-name="gr27" draw:text-style-name="P5" draw:layer="layout" svg:width="16.024cm" svg:height="4cm" svg:x="17.516cm" svg:y="48.702cm">
          <draw:glue-point draw:id="4" svg:x="-4.985cm" svg:y="-2.5cm"/>
          <draw:glue-point draw:id="5" svg:x="-4.985cm" svg:y="2.5cm"/>
          <draw:glue-point draw:id="6" svg:x="-3.736cm" svg:y="5cm"/>
          <draw:glue-point draw:id="7" svg:x="-2.488cm" svg:y="5cm"/>
          <draw:glue-point draw:id="8" svg:x="-1.24cm" svg:y="5cm"/>
          <draw:glue-point draw:id="9" svg:x="1.255cm" svg:y="5cm"/>
          <draw:glue-point draw:id="10" svg:x="2.503cm" svg:y="5cm"/>
          <draw:glue-point draw:id="11" svg:x="3.751cm" svg:y="5cm"/>
          <draw:glue-point draw:id="12" svg:x="5cm" svg:y="-2.5cm"/>
          <draw:glue-point draw:id="13" svg:x="5cm" svg:y="2.5cm"/>
          <text:p text:style-name="P4"><text:span text:style-name="T4">&lt;&lt;stereotype&gt;&gt; public_method(param: ParamType): ReturnType;</text:span></text:p>
          <text:p text:style-name="P4"><text:span text:style-name="T4">protected_method</text:span></text:p>
          <draw:enhanced-geometry svg:viewBox="0 0 21600 21600" draw:type="rectangle" draw:enhanced-path="M 0 0 L 21600 0 21600 21600 0 21600 0 0 Z N"/>
        </draw:custom-shape>
        <draw:custom-shape draw:style-name="gr27" draw:text-style-name="P7" draw:layer="layout" svg:width="1cm" svg:height="4cm" svg:x="33.54cm" svg:y="48.702cm">
          <draw:glue-point draw:id="4" svg:x="5cm" svg:y="-2.5cm"/>
          <draw:glue-point draw:id="5" svg:x="5cm" svg:y="2.5cm"/>
          <text:p text:style-name="P6"><text:span text:style-name="T5">+</text:span></text:p>
          <text:p text:style-name="P6"><text:span text:style-name="T5">#</text:span></text:p>
          <text:p text:style-name="P6"><text:span text:style-name="T5">-</text:span></text:p>
          <text:p text:style-name="P6"><text:span text:style-name="T5">~</text:span></text:p>
          <text:p text:style-name="P6"><text:span text:style-name="T5"/></text:p>
          <draw:enhanced-geometry svg:viewBox="0 0 21600 21600" draw:type="rectangle" draw:enhanced-path="M 0 0 L 21600 0 21600 21600 0 21600 0 0 Z N"/>
        </draw:custom-shape>
        <draw:connector draw:style-name="gr31" draw:text-style-name="P1" draw:layer="layout" svg:x1="49.79cm" svg:y1="46.702cm" svg:x2="49.79cm" svg:y2="49.202cm" draw:start-shape="id5" draw:start-glue-point="2" draw:end-shape="id6" draw:end-glue-point="0" svg:d="m49790 46702v2500">
          <text:p/>
        </draw:connector>
        <draw:connector draw:style-name="gr32" draw:text-style-name="P1" draw:layer="layout" svg:x1="33.564cm" svg:y1="58.702cm" svg:x2="37.565cm" svg:y2="58.702cm" draw:start-shape="id7" draw:end-shape="id8" draw:end-glue-point="3" svg:d="m33564 58702h4001">
          <text:p/>
        </draw:connector>
        <draw:connector draw:style-name="gr33" draw:text-style-name="P1" draw:layer="layout" svg:x1="49.79cm" svg:y1="69.202cm" svg:x2="49.79cm" svg:y2="66.202cm" draw:start-shape="id9" draw:start-glue-point="0" draw:end-shape="id10" draw:end-glue-point="2" svg:d="m49790 69202v-3000">
          <text:p/>
        </draw:connector>
        <draw:frame draw:style-name="gr1" draw:text-style-name="P2" draw:layer="layout" svg:width="4.986cm" svg:height="1.25cm" svg:x="19.415cm" svg:y="63.77cm">
          <draw:text-box>
            <text:p text:style-name="P1"><text:span text:style-name="T1">class A role</text:span></text:p>
          </draw:text-box>
        </draw:frame>
        <draw:frame draw:style-name="gr1" draw:text-style-name="P2" draw:layer="layout" svg:width="4.986cm" svg:height="1.25cm" svg:x="27.015cm" svg:y="63.77cm">
          <draw:text-box>
            <text:p text:style-name="P1"><text:span text:style-name="T1">class B role</text:span></text:p>
          </draw:text-box>
        </draw:frame>
        <draw:frame draw:style-name="gr1" draw:text-style-name="P2" draw:layer="layout" svg:width="6cm" svg:height="2.411cm" svg:x="22.516cm" svg:y="65.82cm">
          <draw:text-box>
            <text:p text:style-name="P1"><text:span text:style-name="T1">unidirectional association name</text:span></text:p>
          </draw:text-box>
        </draw:frame>
        <draw:connector draw:style-name="gr34" draw:layer="layout" svg:x1="21.54cm" svg:y1="68.152cm" svg:x2="30.04cm" svg:y2="68.152cm" draw:start-shape="id11" draw:start-glue-point="1" draw:end-shape="id12" draw:end-glue-point="3" svg:d="m21540 68152h8500">
          <text:p/>
        </draw:connector>
        <draw:frame draw:style-name="gr1" draw:text-style-name="P2" draw:layer="layout" svg:width="4.986cm" svg:height="1.25cm" svg:x="27.015cm" svg:y="68.77cm">
          <draw:text-box>
            <text:p text:style-name="P1"><text:span text:style-name="T1">class B role</text:span></text:p>
          </draw:text-box>
        </draw:frame>
        <draw:custom-shape draw:style-name="gr35" draw:text-style-name="P9" draw:id="id13" draw:layer="layout" svg:width="1.5cm" svg:height="1.5cm" svg:x="40.065cm" svg:y="61.52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frame draw:style-name="gr1" draw:text-style-name="P2" draw:layer="layout" svg:width="4.986cm" svg:height="1.25cm" svg:x="35.53cm" svg:y="61.74cm">
          <draw:text-box>
            <text:p text:style-name="P1"><text:span text:style-name="T1">Interface</text:span></text:p>
          </draw:text-box>
        </draw:frame>
        <draw:connector draw:style-name="gr36" draw:layer="layout" svg:x1="40.815cm" svg:y1="63.02cm" svg:x2="40.815cm" svg:y2="64.202cm" draw:start-shape="id13" draw:start-glue-point="2" draw:end-shape="id14" svg:d="m40815 63020v1182">
          <text:p/>
        </draw:connector>
        <draw:connector draw:style-name="gr24" draw:layer="layout" svg:x1="40.815cm" svg:y1="59.702cm" svg:x2="40.815cm" svg:y2="61.52cm" draw:start-shape="id8" draw:start-glue-point="2" draw:end-shape="id13" draw:end-glue-point="4" svg:d="m40815 59702v1818">
          <text:p/>
        </draw:connector>
        <draw:custom-shape draw:style-name="gr37" draw:text-style-name="P10" draw:layer="layout" svg:width="4cm" svg:height="4cm" svg:x="47.54cm" svg:y="40.702cm">
          <draw:glue-point draw:id="9" svg:x="-5cm" svg:y="-2.5cm"/>
          <draw:glue-point draw:id="10" svg:x="-5cm" svg:y="2.5cm"/>
          <draw:glue-point draw:id="11" svg:x="5cm" svg:y="-2.5cm"/>
          <draw:glue-point draw:id="12" svg:x="5cm" svg:y="2.5cm"/>
          <draw:glue-point draw:id="13" svg:x="2.5cm" svg:y="-5cm"/>
          <draw:glue-point draw:id="14" svg:x="-2.5cm" svg:y="-5cm"/>
          <draw:glue-point draw:id="15" svg:x="2.5cm" svg:y="5cm"/>
          <draw:glue-point draw:id="16" svg:x="-2.5cm" svg:y="5cm"/>
          <text:p text:style-name="P1"><text:span text:style-name="T8">Resource</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8" draw:text-style-name="P1" draw:layer="layout" svg:x1="57.79cm" svg:y1="69.202cm" svg:x2="57.79cm" svg:y2="66.202cm" draw:start-shape="id15" draw:start-glue-point="0" draw:end-shape="id16" draw:end-glue-point="2" svg:d="m57790 69202v-3000">
          <text:p/>
        </draw:connector>
        <draw:frame draw:style-name="gr1" draw:text-style-name="P2" draw:layer="layout" svg:width="4.986cm" svg:height="1.25cm" svg:x="50.054cm" svg:y="66.952cm">
          <draw:text-box>
            <text:p text:style-name="P1"><text:span text:style-name="T1">Aggregation</text:span></text:p>
          </draw:text-box>
        </draw:frame>
        <draw:frame draw:style-name="gr1" draw:text-style-name="P2" draw:layer="layout" svg:width="4.986cm" svg:height="1.25cm" svg:x="58.054cm" svg:y="66.952cm">
          <draw:text-box>
            <text:p text:style-name="P1"><text:span text:style-name="T1">Composition</text:span></text:p>
          </draw:text-box>
        </draw:frame>
        <draw:custom-shape draw:style-name="gr39" draw:text-style-name="P11" draw:layer="layout" svg:width="4.5cm" svg:height="4.5cm" svg:x="64.54cm" svg:y="40.702cm">
          <draw:glue-point draw:id="8" svg:x="2.5cm" svg:y="-2.5cm"/>
          <draw:glue-point draw:id="9" svg:x="-2.5cm" svg:y="-2.5cm"/>
          <draw:glue-point draw:id="10" svg:x="-2.5cm" svg:y="2.5cm"/>
          <draw:glue-point draw:id="11" svg:x="2.5cm" svg:y="2.5cm"/>
          <text:p text:style-name="P1"><text:span text:style-name="T9">N-ary</text:span></text:p>
          <text:p text:style-name="P1"><text:span text:style-name="T9">association</text:span></text:p>
          <draw:enhanced-geometry svg:viewBox="0 0 21600 21600" draw:glue-points="10800 0 0 10800 10800 21600 21600 10800" draw:text-areas="5400 5400 16200 16200" draw:type="diamond" draw:enhanced-path="M 10800 0 L 21600 10800 10800 21600 0 10800 10800 0 Z N"/>
        </draw:custom-shape>
        <draw:custom-shape draw:style-name="gr40" draw:text-style-name="P12" draw:layer="layout" svg:width="12cm" svg:height="6cm" svg:x="74.54cm" svg:y="56.702cm">
          <draw:glue-point draw:id="4" svg:x="-5cm" svg:y="-2.5cm"/>
          <draw:glue-point draw:id="5" svg:x="-5cm" svg:y="2.5cm"/>
          <draw:glue-point draw:id="6" svg:x="5cm" svg:y="2.5cm"/>
          <draw:glue-point draw:id="7" svg:x="5cm" svg:y="-2.5cm"/>
          <draw:glue-point draw:id="8" svg:x="-1.666cm" svg:y="-5cm"/>
          <draw:glue-point draw:id="9" svg:x="-3.333cm" svg:y="-5cm"/>
          <draw:glue-point draw:id="10" svg:x="1.666cm" svg:y="-5cm"/>
          <draw:glue-point draw:id="11" svg:x="3.333cm" svg:y="-5cm"/>
          <draw:glue-point draw:id="12" svg:x="3.333cm" svg:y="5cm"/>
          <draw:glue-point draw:id="13" svg:x="1.666cm" svg:y="5cm"/>
          <draw:glue-point draw:id="14" svg:x="-1.666cm" svg:y="5cm"/>
          <draw:glue-point draw:id="15" svg:x="-3.333cm" svg:y="5.003cm"/>
          <text:p text:style-name="P12">Comment or cod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1" draw:layer="layout" svg:x1="49.79cm" svg:y1="57.702cm" svg:x2="49.79cm" svg:y2="60.202cm" draw:start-shape="id17" draw:start-glue-point="2" draw:end-shape="id18" draw:end-glue-point="0" svg:d="m49790 57702v2500">
          <text:p/>
        </draw:connector>
        <draw:connector draw:style-name="gr42" draw:layer="layout" svg:x1="62.04cm" svg:y1="57.952cm" svg:x2="66.54cm" svg:y2="57.952cm" draw:start-shape="id19" draw:start-glue-point="1" draw:end-shape="id20" draw:end-glue-point="3" svg:d="m62040 57952h4500">
          <text:p/>
        </draw:connector>
        <draw:frame draw:style-name="gr1" draw:text-style-name="P2" draw:layer="layout" svg:width="1.5cm" svg:height="1.25cm" svg:x="62.04cm" svg:y="55.952cm">
          <draw:text-box>
            <text:p text:style-name="P1"><text:span text:style-name="T1">0</text:span></text:p>
          </draw:text-box>
        </draw:frame>
        <draw:frame draw:style-name="gr1" draw:text-style-name="P2" draw:layer="layout" svg:width="2.2cm" svg:height="1.25cm" svg:x="65.34cm" svg:y="55.952cm">
          <draw:text-box>
            <text:p text:style-name="P1"><text:span text:style-name="T1">1..N</text:span></text:p>
          </draw:text-box>
        </draw:frame>
        <draw:connector draw:style-name="gr43" draw:text-style-name="P1" draw:layer="layout" svg:x1="86.54cm" svg:y1="53.601cm" svg:x2="84.065cm" svg:y2="53.601cm" svg:d="m86540 53601h-2475">
          <text:p/>
        </draw:connector>
        <draw:custom-shape draw:style-name="gr44" draw:text-style-name="P1" draw:layer="layout" svg:width="6.5cm" svg:height="2cm" svg:x="38.04cm" svg:y="51.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Abstract Class </text:span></text:p>
          <draw:enhanced-geometry svg:viewBox="0 0 21600 21600" draw:type="rectangle" draw:enhanced-path="M 0 0 L 21600 0 21600 21600 0 21600 0 0 Z N"/>
        </draw:custom-shape>
        <draw:custom-shape draw:style-name="gr28" draw:text-style-name="P1" draw:id="id4" draw:layer="layout" svg:width="6.5cm" svg:height="1.5cm" svg:x="38.04cm" svg:y="49.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Subclass</text:span></text:p>
          <draw:enhanced-geometry svg:viewBox="0 0 21600 21600" draw:type="rectangle" draw:enhanced-path="M 0 0 L 21600 0 21600 21600 0 21600 0 0 Z N"/>
        </draw:custom-shape>
        <draw:custom-shape draw:style-name="gr28" draw:text-style-name="P1" draw:id="id3" draw:layer="layout" svg:width="6.5cm" svg:height="1.5cm" svg:x="38.04cm" svg:y="45.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Superclass</text:span></text:p>
          <draw:enhanced-geometry svg:viewBox="0 0 21600 21600" draw:type="rectangle" draw:enhanced-path="M 0 0 L 21600 0 21600 21600 0 21600 0 0 Z N"/>
        </draw:custom-shape>
        <draw:custom-shape draw:style-name="gr28" draw:text-style-name="P1" draw:id="id6" draw:layer="layout" svg:width="6.5cm" svg:height="1.5cm" svg:x="46.54cm" svg:y="49.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text:span></text:p>
          <draw:enhanced-geometry svg:viewBox="0 0 21600 21600" draw:type="rectangle" draw:enhanced-path="M 0 0 L 21600 0 21600 21600 0 21600 0 0 Z N"/>
        </draw:custom-shape>
        <draw:custom-shape draw:style-name="gr28" draw:text-style-name="P1" draw:id="id5" draw:layer="layout" svg:width="6.5cm" svg:height="1.5cm" svg:x="46.54cm" svg:y="45.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Used class</text:span></text:p>
          <draw:enhanced-geometry svg:viewBox="0 0 21600 21600" draw:type="rectangle" draw:enhanced-path="M 0 0 L 21600 0 21600 21600 0 21600 0 0 Z N"/>
        </draw:custom-shape>
        <draw:custom-shape draw:style-name="gr28" draw:text-style-name="P1" draw:id="id8" draw:layer="layout" svg:width="6.5cm" svg:height="2cm" svg:x="37.565cm" svg:y="57.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Implementation class</text:span></text:p>
          <draw:enhanced-geometry svg:viewBox="0 0 21600 21600" draw:type="rectangle" draw:enhanced-path="M 0 0 L 21600 0 21600 21600 0 21600 0 0 Z N"/>
        </draw:custom-shape>
        <draw:custom-shape draw:style-name="gr28" draw:text-style-name="P1" draw:id="id14" draw:layer="layout" svg:width="6.5cm" svg:height="1.5cm" svg:x="37.565cm" svg:y="64.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requiring interface</text:span></text:p>
          <draw:enhanced-geometry svg:viewBox="0 0 21600 21600" draw:type="rectangle" draw:enhanced-path="M 0 0 L 21600 0 21600 21600 0 21600 0 0 Z N"/>
        </draw:custom-shape>
        <draw:custom-shape draw:style-name="gr28" draw:text-style-name="P1" draw:id="id11" draw:layer="layout" svg:width="3.5cm" svg:height="1.5cm" svg:x="18.04cm" svg:y="67.4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A</text:span></text:p>
          <draw:enhanced-geometry svg:viewBox="0 0 21600 21600" draw:type="rectangle" draw:enhanced-path="M 0 0 L 21600 0 21600 21600 0 21600 0 0 Z N"/>
        </draw:custom-shape>
        <draw:custom-shape draw:style-name="gr28" draw:text-style-name="P1" draw:id="id1" draw:layer="layout" svg:width="3.5cm" svg:height="1.5cm" svg:x="18.04cm" svg:y="62.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A</text:span></text:p>
          <draw:enhanced-geometry svg:viewBox="0 0 21600 21600" draw:type="rectangle" draw:enhanced-path="M 0 0 L 21600 0 21600 21600 0 21600 0 0 Z N"/>
        </draw:custom-shape>
        <draw:custom-shape draw:style-name="gr28" draw:text-style-name="P1" draw:id="id12" draw:layer="layout" svg:width="3.5cm" svg:height="1.5cm" svg:x="30.04cm" svg:y="67.4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B</text:span></text:p>
          <draw:enhanced-geometry svg:viewBox="0 0 21600 21600" draw:type="rectangle" draw:enhanced-path="M 0 0 L 21600 0 21600 21600 0 21600 0 0 Z N"/>
        </draw:custom-shape>
        <draw:custom-shape draw:style-name="gr28" draw:text-style-name="P1" draw:id="id2" draw:layer="layout" svg:width="3.5cm" svg:height="1.5cm" svg:x="30.04cm" svg:y="62.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B</text:span></text:p>
          <draw:enhanced-geometry svg:viewBox="0 0 21600 21600" draw:type="rectangle" draw:enhanced-path="M 0 0 L 21600 0 21600 21600 0 21600 0 0 Z N"/>
        </draw:custom-shape>
        <draw:custom-shape draw:style-name="gr28" draw:text-style-name="P1" draw:id="id19" draw:layer="layout" svg:width="3.5cm" svg:height="1.5cm" svg:x="58.54cm" svg:y="57.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A</text:span></text:p>
          <draw:enhanced-geometry svg:viewBox="0 0 21600 21600" draw:type="rectangle" draw:enhanced-path="M 0 0 L 21600 0 21600 21600 0 21600 0 0 Z N"/>
        </draw:custom-shape>
        <draw:custom-shape draw:style-name="gr28" draw:text-style-name="P1" draw:id="id20" draw:layer="layout" svg:width="3.5cm" svg:height="1.5cm" svg:x="66.54cm" svg:y="57.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lass B</text:span></text:p>
          <draw:enhanced-geometry svg:viewBox="0 0 21600 21600" draw:type="rectangle" draw:enhanced-path="M 0 0 L 21600 0 21600 21600 0 21600 0 0 Z N"/>
        </draw:custom-shape>
        <draw:custom-shape draw:style-name="gr28" draw:text-style-name="P1" draw:id="id17" draw:layer="layout" svg:width="6.5cm" svg:height="1.5cm" svg:x="46.54cm" svg:y="56.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Provider</text:span></text:p>
          <draw:enhanced-geometry svg:viewBox="0 0 21600 21600" draw:type="rectangle" draw:enhanced-path="M 0 0 L 21600 0 21600 21600 0 21600 0 0 Z N"/>
        </draw:custom-shape>
        <draw:custom-shape draw:style-name="gr28" draw:text-style-name="P1" draw:id="id18" draw:layer="layout" svg:width="6.5cm" svg:height="1.5cm" svg:x="46.54cm" svg:y="60.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Not supported thing</text:span></text:p>
          <draw:enhanced-geometry svg:viewBox="0 0 21600 21600" draw:type="rectangle" draw:enhanced-path="M 0 0 L 21600 0 21600 21600 0 21600 0 0 Z N"/>
        </draw:custom-shape>
        <draw:custom-shape draw:style-name="gr28" draw:text-style-name="P1" draw:id="id10" draw:layer="layout" svg:width="6.5cm" svg:height="1.5cm" svg:x="46.54cm" svg:y="64.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Computer</text:span></text:p>
          <draw:enhanced-geometry svg:viewBox="0 0 21600 21600" draw:type="rectangle" draw:enhanced-path="M 0 0 L 21600 0 21600 21600 0 21600 0 0 Z N"/>
        </draw:custom-shape>
        <draw:custom-shape draw:style-name="gr28" draw:text-style-name="P1" draw:id="id16" draw:layer="layout" svg:width="6.5cm" svg:height="1.5cm" svg:x="54.54cm" svg:y="64.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Human</text:span></text:p>
          <draw:enhanced-geometry svg:viewBox="0 0 21600 21600" draw:type="rectangle" draw:enhanced-path="M 0 0 L 21600 0 21600 21600 0 21600 0 0 Z N"/>
        </draw:custom-shape>
        <draw:custom-shape draw:style-name="gr28" draw:text-style-name="P1" draw:id="id9" draw:layer="layout" svg:width="6.5cm" svg:height="1.5cm" svg:x="46.54cm" svg:y="69.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Hard Drive</text:span></text:p>
          <draw:enhanced-geometry svg:viewBox="0 0 21600 21600" draw:type="rectangle" draw:enhanced-path="M 0 0 L 21600 0 21600 21600 0 21600 0 0 Z N"/>
        </draw:custom-shape>
        <draw:custom-shape draw:style-name="gr28" draw:text-style-name="P1" draw:id="id15" draw:layer="layout" svg:width="6.5cm" svg:height="1.5cm" svg:x="54.54cm" svg:y="69.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Liver</text:span></text:p>
          <draw:enhanced-geometry svg:viewBox="0 0 21600 21600" draw:type="rectangle" draw:enhanced-path="M 0 0 L 21600 0 21600 21600 0 21600 0 0 Z N"/>
        </draw:custom-shape>
        <draw:custom-shape draw:style-name="gr28" draw:text-style-name="P1" draw:id="id21" draw:layer="layout" svg:width="8cm" svg:height="2.5cm" svg:x="65.54cm" svg:y="66.2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Duplicate of the class (in scope of diagram)</text:span></text:p>
          <draw:enhanced-geometry svg:viewBox="0 0 21600 21600" draw:type="rectangle" draw:enhanced-path="M 0 0 L 21600 0 21600 21600 0 21600 0 0 Z N"/>
        </draw:custom-shape>
        <draw:connector draw:style-name="gr45" draw:text-style-name="P1" draw:layer="layout" draw:type="line" svg:x1="66.54cm" svg:y1="66.202cm" svg:x2="65.54cm" svg:y2="67.452cm" draw:start-shape="id21" draw:start-glue-point="13" draw:end-shape="id21" draw:end-glue-point="3" svg:d="m66540 66202-1000 1250">
          <text:p/>
        </draw:connector>
        <draw:custom-shape draw:style-name="gr46" draw:text-style-name="P5" draw:id="id7" draw:layer="layout" svg:width="16.024cm" svg:height="4cm" svg:x="17.54cm" svg:y="56.702cm">
          <draw:glue-point draw:id="4" svg:x="4.985cm" svg:y="-2.5cm"/>
          <draw:glue-point draw:id="5" svg:x="4.985cm" svg:y="2.5cm"/>
          <draw:glue-point draw:id="6" svg:x="3.736cm" svg:y="5cm"/>
          <draw:glue-point draw:id="7" svg:x="2.488cm" svg:y="5cm"/>
          <draw:glue-point draw:id="8" svg:x="1.24cm" svg:y="5cm"/>
          <draw:glue-point draw:id="9" svg:x="-1.255cm" svg:y="5cm"/>
          <draw:glue-point draw:id="10" svg:x="-2.503cm" svg:y="5cm"/>
          <draw:glue-point draw:id="11" svg:x="-3.751cm" svg:y="5cm"/>
          <draw:glue-point draw:id="12" svg:x="-5cm" svg:y="2.5cm"/>
          <draw:glue-point draw:id="13" svg:x="-5cm" svg:y="-2.5cm"/>
          <text:p text:style-name="P4"><text:span text:style-name="T4">&lt;&lt;stereotype&gt;&gt; public_method(param: ParamType): ReturnType;</text:span></text:p>
          <draw:enhanced-geometry svg:viewBox="0 0 21600 21600" draw:type="rectangle" draw:enhanced-path="M 0 0 L 21600 0 21600 21600 0 21600 0 0 Z N"/>
        </draw:custom-shape>
        <draw:custom-shape draw:style-name="gr47" draw:text-style-name="P13" draw:layer="layout" svg:width="16cm" svg:height="2cm" svg:x="17.564cm" svg:y="54.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10">Interface</text:span></text:p>
          <draw:enhanced-geometry svg:viewBox="0 0 21600 21600" draw:type="rectangle" draw:enhanced-path="M 0 0 L 21600 0 21600 21600 0 21600 0 0 Z N"/>
        </draw:custom-shape>
        <draw:custom-shape draw:style-name="gr48" draw:text-style-name="P1" draw:layer="layout" svg:width="8cm" svg:height="1.5cm" svg:x="75.54cm" svg:y="65.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Exception/error</text:span></text:p>
          <draw:enhanced-geometry svg:viewBox="0 0 21600 21600" draw:type="rectangle" draw:enhanced-path="M 0 0 L 21600 0 21600 21600 0 21600 0 0 Z N"/>
        </draw:custom-shape>
        <draw:custom-shape draw:style-name="gr49" draw:text-style-name="P1" draw:layer="layout" svg:width="8cm" svg:height="1.5cm" svg:x="75.54cm" svg:y="68.702cm">
          <draw:glue-point draw:id="4" svg:x="-5cm" svg:y="-2.5cm"/>
          <draw:glue-point draw:id="5" svg:x="-5cm" svg:y="2.5cm"/>
          <draw:glue-point draw:id="6" svg:x="5cm" svg:y="-2.5cm"/>
          <draw:glue-point draw:id="7" svg:x="5cm" svg:y="2.5cm"/>
          <draw:glue-point draw:id="8" svg:x="2.5cm" svg:y="-5cm"/>
          <draw:glue-point draw:id="9" svg:x="3.75cm" svg:y="-5cm"/>
          <draw:glue-point draw:id="10" svg:x="1.25cm" svg:y="-5cm"/>
          <draw:glue-point draw:id="11" svg:x="-1.25cm" svg:y="-5cm"/>
          <draw:glue-point draw:id="12" svg:x="-2.5cm" svg:y="-5cm"/>
          <draw:glue-point draw:id="13" svg:x="-3.75cm" svg:y="-5cm"/>
          <draw:glue-point draw:id="14" svg:x="3.75cm" svg:y="5cm"/>
          <draw:glue-point draw:id="15" svg:x="2.5cm" svg:y="5cm"/>
          <draw:glue-point draw:id="16" svg:x="1.25cm" svg:y="5cm"/>
          <draw:glue-point draw:id="17" svg:x="-1.25cm" svg:y="5cm"/>
          <draw:glue-point draw:id="18" svg:x="-2.5cm" svg:y="5cm"/>
          <draw:glue-point draw:id="19" svg:x="-3.75cm" svg:y="5cm"/>
          <text:p text:style-name="P1"><text:span text:style-name="T6">Something of inconsistent state</text:span></text:p>
          <draw:enhanced-geometry svg:viewBox="0 0 21600 21600" draw:type="rectangle" draw:enhanced-path="M 0 0 L 21600 0 21600 21600 0 21600 0 0 Z N"/>
        </draw:custom-shape>
        <draw:custom-shape draw:style-name="gr50" draw:text-style-name="P9" draw:id="id22" draw:layer="layout" svg:width="0.3cm" svg:height="0.3cm" svg:x="49.64cm" svg:y="53.702cm">
          <text:p/>
          <draw:enhanced-geometry svg:viewBox="0 0 21600 21600" draw:mirror-horizontal="false" draw:mirror-vertical="false" draw:glue-points="10800 0 3163 3163 0 10800 3163 18437 10800 21600 18437 18437 21600 10800 18437 3163" draw:text-areas="3180 3180 18420 18420" draw:type="flowchart-connector" draw:enhanced-path="U 10800 10800 10800 10800 0 360 Z N"/>
        </draw:custom-shape>
        <draw:connector draw:style-name="gr30" draw:text-style-name="P1" draw:layer="layout" svg:x1="49.79cm" svg:y1="51.202cm" svg:x2="49.79cm" svg:y2="53.702cm" draw:end-shape="id22" draw:end-glue-point="4" svg:d="m49790 51202v2500">
          <text:p/>
        </draw:connector>
        <draw:connector draw:style-name="gr24" draw:layer="layout" svg:x1="48.478cm" svg:y1="55.202cm" svg:x2="49.64cm" svg:y2="53.852cm" draw:end-shape="id22" draw:end-glue-point="6" svg:d="m48478 55202h331v-1350h831">
          <text:p/>
        </draw:connector>
        <draw:connector draw:style-name="gr24" draw:layer="layout" svg:x1="51.102cm" svg:y1="55.202cm" svg:x2="49.94cm" svg:y2="53.852cm" draw:end-shape="id22" draw:end-glue-point="10" svg:d="m51102 55202h-330v-1350h-832">
          <text:p/>
        </draw:connector>
        <draw:custom-shape draw:style-name="gr51" draw:text-style-name="P14" draw:layer="layout" svg:width="45.001cm" svg:height="23cm" svg:x="23.499cm" svg:y="6.5cm">
          <text:p><text:span text:style-name="T11">Copyright (C) 201? Name Surname &lt;???@???.com&gt;</text:span></text:p>
          <text:p><text:span text:style-name="T11">All rights reserved.</text:span></text:p>
          <text:p><text:span text:style-name="T11"/></text:p>
          <text:p><text:span text:style-name="T11">Redistribution and use in source and binary forms, with or without modification, are permitted provided that the following conditions are met:</text:span></text:p>
          <text:p><text:span text:style-name="T11"/></text:p>
          <text:p><text:span text:style-name="T11"><text:s text:c="4"/></text:span><text:span text:style-name="T11">* Redistributions of source code must retain the above copyright notice, this list of conditions and the following disclaimer.</text:span></text:p>
          <text:p><text:span text:style-name="T11"><text:s text:c="4"/></text:span><text:span text:style-name="T11">* Redistributions in binary form must reproduce the above copyright notice, this list of conditions and the following disclaimer in the documentation and/or other materials provided with the distribution.</text:span></text:p>
          <text:p><text:span text:style-name="T11"><text:s text:c="4"/></text:span><text:span text:style-name="T11">* Names of its contributors may not be used to endorse or promote products derived from this software without specific prior written permission.</text:span></text:p>
          <text:p><text:span text:style-name="T11"/></text:p>
          <text:p><text:span text:style-name="T11">THIS SOFTWARE IS PROVIDED BY THE COPYRIGHT HOLDERS AND CONTRIBUTORS "AS IS" AND ANY EXPRESS OR IMPLIED WARRANTIES, INCLUDING, BUT NOT LIMITED TO, THE IMPLIED WARRANTIES OF MERCHANTABILITY AND FITNESS FOR A PARTICULAR PURPOSE ARE DISCLAIMED. IN NO EVENT SHALL THE COPYRIGHT HOLDER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span></text:p>
          <text:p><text:span text:style-name="T12"/></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marker draw:name="Arrowheads_20_2" draw:display-name="Arrowheads 2" svg:viewBox="0 0 26000 52000" svg:d="m13000 0-13000 26000 13000 26000 13000-26000z"/>
    <draw:marker draw:name="Arrowheads_20_3" draw:display-name="Arrowheads 3" svg:viewBox="0 0 22000 22000" svg:d="m0 1000c3333 3333 6667 6667 10000 10000-3333 3333-6667 6667-10000 10000 333 333 667 667 1000 1000 3333-3333 6667-6667 10000-10000 3333 3333 6667 6667 10000 10000 333-333 667-667 1000-1000-3333-3333-6667-6667-10000-10000 3333-3333 6667-6667 10000-10000-333-333-667-667-1000-1000-3333 3333-6667 6667-10000 10000-3333-3333-6667-6667-10000-10000-333 333-667 667-1000 1000z"/>
    <draw:marker draw:name="Arrowheads_20_4" draw:display-name="Arrowheads 4" svg:viewBox="0 0 18500 15225" svg:d="m18014 0c-167 0-333 0-500 0-3 372-24 982-109 1464-91 518-225 1032-425 1518-324 787-759 1532-1244 2230-607 744-1291 1378-2033 1897-638 394-1136 680-1791 895-1047 349-1957 471-2898 496s-1634-127-2413-359c-811-242-1599-596-2306-1062-751-495-1447-1144-2003-1851-572-728-975-1543-1290-2413-332-917-440-1836-488-2815-1000 0-172 0-500 0 28 1530 351 2436 500 3000 339 945 869 1834 1490 2622 568 720 1253 1361 2010 1878 736 503 1566 884 2421 1138 635 187 1452 285 2166 364 14 2935-17 3279-32 6214 410 9 448 0 857 0-18-2971 4-4493 3-6204 947-73 1748-237 2585-512 702-262 1386-577 2000-1000 769-530 1485-1160 2062-1894 613-780 1112-1669 1438-2606 193-531 245-856 330-1293 58-296 93-595 122-895 26-267 30-536 45-804z"/>
    <draw:marker draw:name="ERD_5f_0..0" draw:display-name="ERD_0..0" svg:viewBox="0 0 30000 45000" svg:d="m16000 45000h-2000v-15000l-534-77-1489-228-1438-369-1378-505-1311-631-1237-752-1154-863-1066-968-968-1066-863-1154-752-1237-631-1311-505-1378-369-1438-228-1489-77-1534 77-1534 228-1489 369-1438 505-1378 631-1311 752-1237 863-1154 968-1066 1066-968 1154-863 1237-752 1311-631 1378-505 1438-369 1489-228 1534-77c0 0 0 667 0 1000-1947 53-3741 385-5452 1100-1654 691-3198 1732-4461 3004-1257 1266-2272 2814-2959 4461-712 1708-1125 3585-1128 5435-3 1806 396 3638 1082 5308 696 1693 1718 3296 3005 4598 1245 1260 2781 2274 4415 2959 1726 724 3627 1128 5498 1135 1860 6 3755-375 5472-1090 1655-689 3195-1735 4461-3004 1251-1254 2278-2780 2959-4416 718-1723 1114-3623 1108-5490-6-1882-422-3792-1154-5526-676-1601-1687-3092-2913-4324-1295-1300-2859-2389-4552-3096-1687-704-3459-910-5381-1054 0-333 0-1000 0-1000l1534 77 1489 228 1438 369 1378 505 1311 631 1237 752 1154 863 1066 968 968 1066 863 1154 752 1237 631 1311 505 1378 369 1438 228 1489 77 1534-77 1534-228 1489-369 1438-505 1378-631 1311-752 1237-863 1154-968 1066-1066 968-1154 863-1237 752-1311 631-1378 505-1438 369-1489 228-534 77z"/>
    <draw:marker draw:name="ERD_5f_0..1" draw:display-name="ERD_0..1" svg:viewBox="0 0 80000 97000" svg:d="m43000 0v21000h37000v8000h-37000v8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v-8000h-37000v-8000h37000v-21000z"/>
    <draw:marker draw:name="ERD_5f_0..N" draw:display-name="ERD_0..N" svg:viewBox="0 0 84000 97000" svg:d="m45000 0v31000l33000-31000h6000l-39000 37000c990 150 2160 450 3180 600 960 240 1920 480 2910 720 930 330 1860 660 2760 990 900 390 1770 810 2640 1230 840 480 1650 990 2490 1470 750 570 1530 1140 2280 1710 720 630 1410 1260 2130 1890 630 720 1260 1410 1890 2130 570 750 1140 1530 1710 2280 480 840 990 1650 1470 2490 420 870 840 1740 1230 2640 330 900 660 1830 990 2760 240 990 480 1950 720 2910 150 1020 300 2040 450 3030 5 793 115 2345 152 3132h-5992c25-6038-2666-13105-6827-17176-4380-4286-11055-6806-17183-6806s-12869 2469-17202 6802-6798 11070-6798 17198 2465 12866 6798 17199 8765 6824 17202 6801 12966-2581 17237-6760 6798-9185 6773-17229h5992c-50 717-102 2422-152 3139-150 990-300 2010-450 3030-240 960-480 1920-720 2910-330 930-660 1860-990 2760-390 900-810 1770-1230 2640-480 840-990 1650-1470 2490-570 750-1140 1530-1710 2280-630 720-1260 1410-1890 2130-720 630-1410 1260-2130 1890-750 570-1530 1140-2280 1710-840 480-1650 990-2490 1470-870 420-1740 840-2640 1230-900 330-1830 660-2760 990-990 240-1950 480-2910 720-1020 150-2040 300-3030 450-1050 60-2100 90-3150 150-1050-60-2100-90-3150-150-990-150-2010-300-3030-450-960-240-1920-480-2910-720-930-330-1860-660-2760-990-900-390-1770-810-2640-1230-840-480-1650-990-2490-1470-750-570-1530-1140-2280-1710-720-630-1410-1260-2130-1890-630-720-1260-1410-1890-2130-570-750-1140-1530-1710-2280-480-840-990-1650-1470-2490-420-870-840-1740-1230-2640-330-900-660-1830-990-2760-240-990-480-1950-720-2910-150-1020-300-2040-450-3030-60-1050-90-2100-150-3150 60-1050 90-2100 150-3150 150-990 300-2010 450-3030 240-960 480-1920 720-2910 330-930 660-1860 990-2760 390-900 810-1770 1230-2640 480-840 990-1650 1470-2490 570-750 1140-1530 1710-2280 630-720 1260-1410 1890-2130 720-630 1410-1260 2130-1890 750-570 1530-1140 2280-1710 840-480 1650-990 2490-1470 870-420 1740-840 2640-1230 900-330 1830-660 2760-990 990-240 1950-480 2910-720 1020-150 2190-450 3180-600l-39000-37000h6000l33000 31000v-31000z"/>
    <draw:marker draw:name="ERD_5f_1..1" draw:display-name="ERD_1..1" svg:viewBox="0 0 84000 97000" svg:d="m45000 0v40000h39000v8000h-39000v49000h-6000v-49000h-39000v-8000h39000v-40000z"/>
    <draw:marker draw:name="ERD_5f_1..N" draw:display-name="ERD_1..N" svg:viewBox="0 0 84000 97000" svg:d="m45000 0v31000l33000-31000h6000l-39000 37000v3000h39000v8000h-39000v49000h-6000v-49000h-39000v-8000h39000v-3000l-39000-37000h6000l33000 31000v-31000z"/>
    <draw:marker draw:name="EmpArr" svg:viewBox="0 0 50000 50000" svg:d="m25000 0-25000 50000h24500v-2000h-21500l22000-44000 22000 44000h-21500v2000h24500z"/>
    <draw:marker draw:name="LineArrow_5f_0.75" draw:display-name="LineArrow_0.75" svg:viewBox="0 0 1122 2243" svg:d="m0 2108v17 17l12 42 30 34 38 21 43 4 29-8 30-21 25-26 13-34 343-1532 339 1520 13 42 29 34 39 21 42 4 42-12 34-30 21-42v-39-12l-4 4-440-1998-9-42-25-39-38-25-43-8-42 8-38 25-26 39-8 42z"/>
    <draw:marker draw:name="ReqIface5" svg:viewBox="0 0 18500 15225" svg:d="m18014 0c-167 0-333 0-500 0-3 372-24 982-109 1464-91 518-225 1032-425 1518-324 787-759 1532-1244 2230-607 744-1291 1378-2033 1897-638 394-1136 680-1791 895-1047 349-1957 471-2898 496s-1634-127-2413-359c-811-242-1599-596-2306-1062-751-495-1447-1144-2003-1851-572-728-975-1543-1290-2413-332-917-440-1836-488-2815-1000 0-172 0-500 0 28 1530 351 2436 500 3000 339 945 869 1834 1490 2622 568 720 1253 1361 2010 1878 736 503 1566 884 2421 1138 635 187 1452 285 2166 364 14 2935-17 3279-32 6214 410 9 448 0 857 0-18-2971 4-4493 3-6204 947-73 1748-237 2585-512 702-262 1386-577 2000-1000 769-530 1485-1160 2062-1894 613-780 1112-1669 1438-2606 193-531 245-856 330-1293 58-296 93-595 122-895 26-267 30-536 45-804"/>
    <draw:marker draw:name="Romb" svg:viewBox="0 0 50000 100000" svg:d="m25000 0-25000 50000 25000 50000 25000-50000-13000-26000h-2000l13000 26000-23000 46000-23000-46000 23000-46000 10000 20000h2000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Line_20_Style_20_1" draw:display-name="Line Style 1" draw:style="rect" draw:dots1="1" draw:dots1-length="0.51cm" draw:dots2="1" draw:dots2-length="0.51cm" draw:distance="0.3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ru" fo:country="RU"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1cm" svg:stroke-color="#000000" draw:marker-start-width="0.45cm" draw:marker-start-center="false" draw:marker-end-width="0.45cm" draw:marker-end-center="false" draw:fill="solid" draw:fill-color="#99ccff" draw:fill-gradient-name="Gradient_20_7" draw:fill-hatch-name="Hatch_20_4" draw:fill-image-name="Bitmape_20_5" draw:fill-image-width="0cm" draw:fill-image-height="0cm" draw:textarea-horizontal-align="center" draw:textarea-vertical-align="middle" fo:padding-top="0.125cm" fo:padding-bottom="0.125cm" fo:padding-left="0.15cm" fo:padding-right="0.15cm" fo:wrap-option="wrap"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style:use-window-font-color="true" style:text-outline="false" style:text-line-through-style="none" fo:font-family="'Courier New'" style:font-style-name="Обычный" style:font-family-generic="modern" style:font-pitch="fixed" fo:font-size="18pt" fo:language="en" fo:country="GB"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6.237895" style:family="graphic">
      <style:paragraph-properties style:text-autospace="none"/>
    </style:style>
    <style:style style:name="SP.6.237900" style:family="graphic">
      <style:paragraph-properties style:text-autospace="none"/>
    </style:style>
    <style:style style:name="SP.6.237909" style:family="graphic">
      <style:paragraph-properties style:text-autospace="none"/>
    </style:style>
    <style:style style:name="SP.6.237932" style:family="graphic">
      <style:paragraph-properties style:text-autospace="none"/>
    </style:style>
    <style:style style:name="SC.6.69637" style:family="graphic">
      <style:paragraph-properties style:line-height-at-least="0.623cm" style:text-autospace="none"/>
      <style:text-properties fo:color="#000000" fo:font-family="FECGKK+CourierNewPSMT, 'Courier New PSMT'" style:font-family-generic="roman" fo:font-size="10pt" style:font-family-asian="FECGKK+CourierNewPSMT, 'Courier New PSMT'" style:font-family-generic-asian="roman" style:font-size-asian="10pt" style:font-family-complex="FECGKK+CourierNewPSMT, 'Courier New PSMT'" style:font-family-generic-complex="roman" style:font-size-complex="10pt"/>
    </style:style>
  </office:styles>
  <office:automatic-styles>
    <style:page-layout style:name="PM0">
      <style:page-layout-properties fo:margin-top="1cm" fo:margin-bottom="1cm" fo:margin-left="1cm" fo:margin-right="1cm" fo:page-width="290cm" fo:page-height="29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WorkTemplate1"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11-14T07:19:09</meta:creation-date>
    <meta:editing-duration>PT163H07M48S</meta:editing-duration>
    <meta:editing-cycles>25</meta:editing-cycles>
    <meta:generator>OpenOffice.org/3.2$Win32 OpenOffice.org_project/320m17$Build-9498</meta:generator>
    <dc:title>[pkg-name] Class diaram</dc:title>
    <meta:initial-creator>Belka </meta:initial-creator>
    <dc:date>2010-12-19T20:04:04.64</dc:date>
    <dc:creator>Belka </dc:creator>
    <meta:document-statistic meta:object-count="88"/>
    <meta:template xlink:type="simple" xlink:actuate="onRequest" xlink:title="WorkTemplate" xlink:href="../../../../Application%20Data/OpenOffice.org/3/user/template/WorkTemplate1.otg" meta:date="2010-11-14T07:19:03"/>
  </office:meta>
</office:document-meta>
</file>